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34mm"/>
    </style:style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29.03mm"/>
    </style:style>
    <style:style style:name="co4" style:family="table-column">
      <style:table-column-properties fo:break-before="auto" style:column-width="54.38mm"/>
    </style:style>
    <style:style style:name="co5" style:family="table-column">
      <style:table-column-properties fo:break-before="auto" style:column-width="90.45mm"/>
    </style:style>
    <style:style style:name="co6" style:family="table-column">
      <style:table-column-properties fo:break-before="auto" style:column-width="87.12mm"/>
    </style:style>
    <style:style style:name="co7" style:family="table-column">
      <style:table-column-properties fo:break-before="auto" style:column-width="184.91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5.61mm" fo:break-before="auto" style:use-optimal-row-height="false"/>
    </style:style>
    <style:style style:name="ro3" style:family="table-row">
      <style:table-row-properties style:row-height="6.88mm" fo:break-before="auto" style:use-optimal-row-height="false"/>
    </style:style>
    <style:style style:name="ro4" style:family="table-row">
      <style:table-row-properties style:row-height="57.68mm" fo:break-before="auto" style:use-optimal-row-height="false"/>
    </style:style>
    <style:style style:name="ro5" style:family="table-row">
      <style:table-row-properties style:row-height="39.95mm" fo:break-before="auto" style:use-optimal-row-height="false"/>
    </style:style>
    <style:style style:name="ro6" style:family="table-row">
      <style:table-row-properties style:row-height="47.1mm" fo:break-before="auto" style:use-optimal-row-height="false"/>
    </style:style>
    <style:style style:name="ro7" style:family="table-row">
      <style:table-row-properties style:row-height="35.19mm" fo:break-before="auto" style:use-optimal-row-height="false"/>
    </style:style>
    <style:style style:name="ro8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Arial" fo:font-size="8pt"/>
    </style:style>
    <style:style style:name="ce10" style:family="table-cell" style:parent-style-name="Default">
      <style:text-properties style:font-name="Arial" fo:font-size="8pt" style:font-name-asian="Courier New" style:font-size-asian="11pt" style:language-asian="en" style:country-asian="US" style:font-name-complex="Courier New" style:font-size-complex="6.25pt" style:language-complex="en" style:country-complex="US"/>
    </style:style>
    <style:style style:name="ce11" style:family="table-cell" style:parent-style-name="Default">
      <style:text-properties style:font-name="Arial" fo:font-size="8pt" style:language-asian="en" style:country-asian="US" style:language-complex="en" style:country-complex="US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1pt" style:language-asian="en" style:country-asian="US" style:font-style-asian="normal" style:font-weight-asian="normal" style:font-name-complex="Courier New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Extension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9"/>
        <table:table-row table:style-name="ro1">
          <table:table-cell office:value-type="string" calcext:value-type="string">
            <text:p>TOPIC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TopicTitle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TopicType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TEXT</text:p>
          </table:table-cell>
        </table:table-row>
        <table:table-row table:style-name="ro2">
          <table:table-cell office:value-type="string" calcext:value-type="string">
            <text:p>ScenarioIntro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ScenarioIntro</text:p>
          </table:table-cell>
          <table:table-cell office:value-type="string" calcext:value-type="string">
            <text:p>WebHome</text:p>
          </table:table-cell>
          <table:table-cell office:value-type="string" calcext:value-type="string">
            <text:p>Introduction</text:p>
          </table:table-cell>
          <table:table-cell table:style-name="ce1" office:value-type="string" calcext:value-type="string">
            <text:p><text:a xlink:href="http://cdl/devwiki/bin/edit/KatacodaCourses/Foswiki1/Macros/ScenarioStepType?topicparent=KatacodaCourses/Foswiki1/Macros.ScenarioStep04" xlink:type="simple">ScenarioStepType</text:a>, <text:a xlink:href="http://cdl/devwiki/bin/edit/KatacodaCourses/Foswiki1/Macros/ApplicationTopic?topicparent=KatacodaCourses/Foswiki1/Macros.ScenarioStep04" xlink:type="simple">ApplicationTopic</text:a>, <text:a xlink:href="http://cdl/devwiki/bin/edit/KatacodaCourses/Foswiki1/Macros/WikiTopic?topicparent=KatacodaCourses/Foswiki1/Macros.ScenarioStep04" xlink:type="simple">WikiTopic</text:a> </text:p>
          </table:table-cell>
          <table:table-cell table:style-name="ce1" office:value-type="string" calcext:value-type="string">
            <text:p>Applications/KatacodaApp.ScenarioStepType</text:p>
          </table:table-cell>
          <table:table-cell table:style-name="ce10" office:value-type="string" calcext:value-type="string">
            <text:p>Welcome to your Katacoda Foswiki environment!</text:p>
            <text:p/>
            <text:p>The Foswiki architecture consists of core functionality and is augmented by extensions. Extensions come in three major flavours:</text:p>
            <text:p>   * Skins - this are extensions that are implemented using the skin template files and topics discussed in the previous chapter</text:p>
            <text:p>   * Plugins - interact with the with the core functionality, using the Foswiki API, and are invoked through Foswiki macros</text:p>
            <text:p>   * Contributions - Contribs for short. This are collections of topics and perl scripts that are broader in scope than the plugin</text:p>
            <text:p/>
            <text:p>This chapter presents an introduction to plugins.</text:p>
            <text:p>%INCLUDE{ “KatacodaCourses.IntroFooter” }%</text:p>
          </table:table-cell>
        </table:table-row>
        <table:table-row table:style-name="ro3">
          <table:table-cell office:value-type="string" calcext:value-type="string">
            <text:p>ScenarioFinish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ScenarioFinish</text:p>
          </table:table-cell>
          <table:table-cell office:value-type="string" calcext:value-type="string">
            <text:p>WebHome</text:p>
          </table:table-cell>
          <table:table-cell office:value-type="string" calcext:value-type="string">
            <text:p>Conclusion</text:p>
          </table:table-cell>
          <table:table-cell table:style-name="ce1" office:value-type="string" calcext:value-type="string">
            <text:p><text:a xlink:href="http://cdl/devwiki/bin/edit/KatacodaCourses/Foswiki1/Macros/ScenarioStepType?topicparent=KatacodaCourses/Foswiki1/Macros.ScenarioStep04" xlink:type="simple">ScenarioStepType</text:a>, <text:a xlink:href="http://cdl/devwiki/bin/edit/KatacodaCourses/Foswiki1/Macros/ApplicationTopic?topicparent=KatacodaCourses/Foswiki1/Macros.ScenarioStep04" xlink:type="simple">ApplicationTopic</text:a>, <text:a xlink:href="http://cdl/devwiki/bin/edit/KatacodaCourses/Foswiki1/Macros/WikiTopic?topicparent=KatacodaCourses/Foswiki1/Macros.ScenarioStep04" xlink:type="simple">WikiTopic</text:a> </text:p>
          </table:table-cell>
          <table:table-cell table:style-name="ce1" office:value-type="string" calcext:value-type="string">
            <text:p>Applications/KatacodaApp.ScenarioStepType</text:p>
          </table:table-cell>
          <table:table-cell table:style-name="ce11" office:value-type="string" calcext:value-type="string">
            <text:p>That completes Scenario 6, an introduction to to the Foswiki extensions.</text:p>
            <text:p>%INCLUDE{ "KatacodaCourses/Foswiki1/Preamble.ScenarioFinish" section="summary" }%</text:p>
          </table:table-cell>
        </table:table-row>
        <table:table-row table:style-name="ro4">
          <table:table-cell office:value-type="string" calcext:value-type="string">
            <text:p>ScenarioStep01</text:p>
          </table:table-cell>
          <table:table-cell office:value-type="string" calcext:value-type="string">
            <text:p>step01</text:p>
          </table:table-cell>
          <table:table-cell office:value-type="string" calcext:value-type="string">
            <text:p>ScenarioStep01</text:p>
          </table:table-cell>
          <table:table-cell office:value-type="string" calcext:value-type="string">
            <text:p>WebHome</text:p>
          </table:table-cell>
          <table:table-cell office:value-type="string" calcext:value-type="string">
            <text:p>Interface and Installation</text:p>
          </table:table-cell>
          <table:table-cell table:style-name="ce1" office:value-type="string" calcext:value-type="string">
            <text:p><text:a xlink:href="http://cdl/devwiki/bin/edit/KatacodaCourses/Foswiki1/Macros/ScenarioStepType?topicparent=KatacodaCourses/Foswiki1/Macros.ScenarioStep04" xlink:type="simple">ScenarioStepType</text:a>, <text:a xlink:href="http://cdl/devwiki/bin/edit/KatacodaCourses/Foswiki1/Macros/ApplicationTopic?topicparent=KatacodaCourses/Foswiki1/Macros.ScenarioStep04" xlink:type="simple">ApplicationTopic</text:a>, <text:a xlink:href="http://cdl/devwiki/bin/edit/KatacodaCourses/Foswiki1/Macros/WikiTopic?topicparent=KatacodaCourses/Foswiki1/Macros.ScenarioStep04" xlink:type="simple">WikiTopic</text:a> </text:p>
          </table:table-cell>
          <table:table-cell table:style-name="ce1" office:value-type="string" calcext:value-type="string">
            <text:p>Applications/KatacodaApp.ScenarioStepType</text:p>
          </table:table-cell>
          <table:table-cell table:style-name="ce10" office:value-type="string" calcext:value-type="string">
            <text:p>---++ _The plugin interface_</text:p>
            <text:p>Foswiki capabilities are implemented as a collection of perl programs and modules that are executed on the server hardware</text:p>
            <text:p>using a web server program to manage all incoming and outgoing messages.</text:p>
            <text:p>The browser creates the messages sent to the web server and, on return, renders the html in the message received from the web server.</text:p>
            <text:p>On the server, the main executable receives a message, processes it and returns a message. </text:p>
            <text:p/>
            <text:p>As part of the server side message processing, macros are extracted from the topic text and replaced by the expanded results.</text:p>
            <text:p>Foswiki has implemented a mechanism whereby modules can "register" to perform the processing for particular macros.</text:p>
            <text:p>These extensions are called plugins and can be downloaded from the Foswiki web site. The _System.InstalledPlugins_ topic lists the currently installed plugins. </text:p>
            <text:p/>
            <text:p>---++ _Plugin installation_</text:p>
            <text:p>Plugins can be installed by a user with _admin_ rights using the _Extensions_ section on the </text:p>
            <text:p>[[https://[[HOST_SUBDOMAIN]]-80-[[KATACODA_HOST]].environments.katacoda.com/foswiki/bin/configure][configure]] page.</text:p>
            <text:p>We will use _FilterPlugin_ in the next steps, so we need to install that.</text:p>
            <text:p/>
            <text:p>Select the _Install, update and remove_ tab in the section and search for the plugin you want to install.</text:p>
            <text:p>When the plugin is found, you need to select the plugin and click install.</text:p>
            <text:p>Foswiki will check if the plugin has dependencies on other plugins and if so, install those as well.</text:p>
            <text:p>Foswiki will warn if there are _cpan_ dependencies, but not install those.</text:p>
            <text:p>A record of the installation is kept here: &lt;code&gt;less -N /var/www/foswiki/working/logs/configure.log&lt;/code&gt;{{execute}}</text:p>
            <text:p/>
            <text:p>These logs include the observed dependency information. Check the logs and install all missing dependencies, before you use the plugin.</text:p>
            <text:p/>
            <text:p>There are hundreds of plugins provided with Foswiki, and it is worthwhile to cast your eye over the list</text:p>
            <text:p>on _foswiki.org_ in the [[https://foswiki.org/Extensions][Extensions]] web</text:p>
            <text:p>as they provide solutions for many common and not so common applications.</text:p>
            <text:p>In this section I will touch on a handful of common use plugins to illustrate the diversity and depth of functionality available. </text:p>
            <text:p/>
            <text:p>---+++ Answer</text:p>
            <text:p>---++ _Install FilterPlugin_.</text:p>
            <text:p>----</text:p>
            <text:p>   * Open the _configure_ page from the _System.InstalledPlugins_ topic.</text:p>
            <text:p>   * Select  _Extensions_ from the menu</text:p>
            <text:p>   * Select the _Install, Update or Remove extensions_ tab</text:p>
            <text:p>   * Search for _FilterPlugin_</text:p>
            <text:p>   * Select _FilterPlugin_ and click _Install_</text:p>
            <text:p>   * Note the _Text::Unidecode_ dependency</text:p>
            <text:p>   * Close all pop-ups</text:p>
            <text:p>   * Click _Save 2 changes_ (at the top right of the _configure_ page)</text:p>
            <text:p>   * Install _Text::Unidecode_ from the command line &lt;code&gt;cpan install Text::Unidecode&lt;/code&gt;{{execute}}</text:p>
            <text:p/>
            <text:p>That completes the installation. Check System.InstalledPlugins.</text:p>
          </table:table-cell>
        </table:table-row>
        <table:table-row table:style-name="ro5">
          <table:table-cell office:value-type="string" calcext:value-type="string">
            <text:p>ScenarioStep02</text:p>
          </table:table-cell>
          <table:table-cell office:value-type="string" calcext:value-type="string">
            <text:p>step02</text:p>
          </table:table-cell>
          <table:table-cell office:value-type="string" calcext:value-type="string">
            <text:p>ScenarioStep02</text:p>
          </table:table-cell>
          <table:table-cell office:value-type="string" calcext:value-type="string">
            <text:p>WebHome</text:p>
          </table:table-cell>
          <table:table-cell office:value-type="string" calcext:value-type="string">
            <text:p>Filter plugin</text:p>
          </table:table-cell>
          <table:table-cell table:style-name="ce1" office:value-type="string" calcext:value-type="string">
            <text:p><text:a xlink:href="http://cdl/devwiki/bin/edit/KatacodaCourses/Foswiki1/Macros/ScenarioStepType?topicparent=KatacodaCourses/Foswiki1/Macros.ScenarioStep04" xlink:type="simple">ScenarioStepType</text:a>, <text:a xlink:href="http://cdl/devwiki/bin/edit/KatacodaCourses/Foswiki1/Macros/ApplicationTopic?topicparent=KatacodaCourses/Foswiki1/Macros.ScenarioStep04" xlink:type="simple">ApplicationTopic</text:a>, <text:a xlink:href="http://cdl/devwiki/bin/edit/KatacodaCourses/Foswiki1/Macros/WikiTopic?topicparent=KatacodaCourses/Foswiki1/Macros.ScenarioStep04" xlink:type="simple">WikiTopic</text:a> </text:p>
          </table:table-cell>
          <table:table-cell table:style-name="ce1" office:value-type="string" calcext:value-type="string">
            <text:p>Applications/KatacodaApp.ScenarioStepType</text:p>
          </table:table-cell>
          <table:table-cell table:style-name="ce10" office:value-type="string" calcext:value-type="string">
            <text:p/>
            <text:p>---++ _FilterPlugin_</text:p>
            <text:p>_FilterPlugin_ provides text manipulation macros across _Foswiki_ topics. The documentation is at _System.FilterPlugin_</text:p>
            <text:p>The text manipulation can create lists fron topics with specific formatted output. There are three formatting macros:</text:p>
            <text:p>   * _FORMATLIST_ - supports extensive transformation from one format to another</text:p>
            <text:p>   * _EXTRACT_ - supports the extraction of a list from a specified text</text:p>
            <text:p>   * _SUBST_ - supports substitution is a chunk of text</text:p>
            <text:p/>
            <text:p>Use the configure page to install _FilterPlugin_ if you have not already done so..</text:p>
            <text:p/>
            <text:p>---++ _The EXTRACT macro_</text:p>
            <text:p>The _EXTRACT_ macro can extract text from a given text or topic. In _Sandbox.ExtensionsStep2_ try:</text:p>
            <text:p>&lt;verbatim&gt;</text:p>
            <text:p>%EXTRACT{</text:p>
            <text:p>        text="The quick brown fox jumped over the lazy dog"</text:p>
            <text:p>        pattern="(The|the)"</text:p>
            <text:p>        format="$1"</text:p>
            <text:p>        separator="~~~"</text:p>
            <text:p>}%</text:p>
            <text:p>&lt;verbatim&gt;{{copy}}</text:p>
            <text:p>This example selects the stings _The_ or _the_ from the text and formats the output as a list  separated by three _~_.</text:p>
            <text:p/>
            <text:p>Or a more realistic example:</text:p>
            <text:p>&lt;verbatim&gt;</text:p>
            <text:p>%EXTRACT{</text:p>
            <text:p>        topic="System.WebHome"</text:p>
            <text:p>        pattern="([^\n]*)"</text:p>
            <text:p>        format="$1"</text:p>
            <text:p>        separator="~~~"</text:p>
            <text:p>}%</text:p>
            <text:p>&lt;verbatim&gt;{{copy}}</text:p>
            <text:p/>
            <text:p>This example selects each line from _System.WebHome_ (all text except the new line) and formats the text as each line separated by three _~_.</text:p>
            <text:p/>
            <text:p>This example illustrates how the _EXTRACT_ macro can include the wiki text from a topic and flatten it,</text:p>
            <text:p>thereby making the topic text available for further manipulation by other macros. We will see an example when we visit the _SpreadsheetPlugin_.</text:p>
            <text:p/>
            <text:p>---+++ Answer</text:p>
            <text:p>Copy the answer topic to the Sandbox web: &lt;code&gt;tar xvzf SolutionExtensions.tgz --wildcards -C /var/www/foswiki/data/Sandbox/ SolutionExtensionsStep2*&lt;/code&gt;{{execute}}</text:p>
            <text:p>and inspect solution page:</text:p>
            <text:p/>
            <text:p>   * [[%KATACODAHOST%/foswiki/Sandbox/SolutionExtentensionsStep2][Sandbox.SolutionExtentensionsStep2]]</text:p>
            <text:p/>
            <text:p/>
            <text:p/>
            <text:p/>
          </table:table-cell>
        </table:table-row>
        <table:table-row table:style-name="ro6">
          <table:table-cell office:value-type="string" calcext:value-type="string">
            <text:p>ScenarioStep03</text:p>
          </table:table-cell>
          <table:table-cell office:value-type="string" calcext:value-type="string">
            <text:p>step03</text:p>
          </table:table-cell>
          <table:table-cell office:value-type="string" calcext:value-type="string">
            <text:p>ScenarioStep03</text:p>
          </table:table-cell>
          <table:table-cell office:value-type="string" calcext:value-type="string">
            <text:p>WebHome</text:p>
          </table:table-cell>
          <table:table-cell office:value-type="string" calcext:value-type="string">
            <text:p>Spreadsheet plugin</text:p>
          </table:table-cell>
          <table:table-cell table:style-name="ce1" office:value-type="string" calcext:value-type="string">
            <text:p><text:a xlink:href="http://cdl/devwiki/bin/edit/KatacodaCourses/Foswiki1/Macros/ScenarioStepType?topicparent=KatacodaCourses/Foswiki1/Macros.ScenarioStep04" xlink:type="simple">ScenarioStepType</text:a>, <text:a xlink:href="http://cdl/devwiki/bin/edit/KatacodaCourses/Foswiki1/Macros/ApplicationTopic?topicparent=KatacodaCourses/Foswiki1/Macros.ScenarioStep04" xlink:type="simple">ApplicationTopic</text:a>, <text:a xlink:href="http://cdl/devwiki/bin/edit/KatacodaCourses/Foswiki1/Macros/WikiTopic?topicparent=KatacodaCourses/Foswiki1/Macros.ScenarioStep04" xlink:type="simple">WikiTopic</text:a> </text:p>
          </table:table-cell>
          <table:table-cell table:style-name="ce1" office:value-type="string" calcext:value-type="string">
            <text:p>Applications/KatacodaApp.ScenarioStepType</text:p>
          </table:table-cell>
          <table:table-cell table:style-name="ce12" office:value-type="string" calcext:value-type="string">
            <text:p>---++ _SpreadsheetPlugin_</text:p>
            <text:p>The Spreadsheet plugin provides the ability to perform arithmatic and some list manipulation in Foswiki.</text:p>
            <text:p>The manipulation can be performed within a table, thereby providing spreadsheet functionality.</text:p>
            <text:p>That can be useful in some applications. The plugin also provides for simple calculations through the _%CALCULATE{ ... }%_ macro.</text:p>
            <text:p>For example, the following construct returns a very crude wordcount for the WebHome topic. In the _Sandbox.ExtensionsStep3_ topic try:</text:p>
            <text:p/>
            <text:p>&lt;verbatim&gt;</text:p>
            <text:p>%CALCULATE{ "$COUNTSTR($SPLIT( $comma, %EXTRACT{ </text:p>
            <text:p>                                          topic="System.WebHome" </text:p>
            <text:p>                                          pattern="(\w+)" </text:p>
            <text:p>                                          format="$1"  </text:p>
            <text:p>                                          separator=","</text:p>
            <text:p>                                        }%),  )" }%</text:p>
            <text:p>&lt;verbatim&gt;{{copy}}</text:p>
            <text:p/>
            <text:p>This example also illustrates how nested macros are evaluated: Left to right, inside out. </text:p>
            <text:p>1.   As Foswiki scans the statement it first evaluates _%EXTRACT{ ... }%_.</text:p>
            <text:p>     The _%EXTRACT{ ... }%_ will be replaced by the text of the _WebHome_ topicsplit into words by the _(\w+)_ pattern.</text:p>
            <text:p>2.   Next Foswiki finds the _}%_ associated with the _%CALCULATE{_ macro and passes the parameters</text:p>
            <text:p>     _$COUNTSTR($SPLIT( $comma, WebHome&amp;#95;word&amp;#95;list),  )_ to the spreadsheet plugin</text:p>
            <text:p>3.   The spreadsheet plugin parses the parameters and completes the _SPLIT_ of the WebHome&amp;#95;topic&amp;#95;text into individual list items separated by a comma.</text:p>
            <text:p>     The _SPLIT_ is done using a comma ($comma) as the boundary between items.</text:p>
            <text:p>4.   The resulting list is passed to _COUNTSTR_, which counts the items in the list since the last parameter (the string text to count) is not specified</text:p>
            <text:p/>
            <text:p>A word of warning. Although this looks very much like a programming example, Foswiki is essentially a text processor.</text:p>
            <text:p>If you omit the comma after _}%)_ the last parameter of COUNTSTR will be the last word returned by _EXTRACT_. Try:</text:p>
            <text:p/>
            <text:p>&lt;verbatim&gt;</text:p>
            <text:p>%CALCULATE{ "$COUNTSTR($SPLIT( $comma, %EXTRACT{ </text:p>
            <text:p>                                          topic="System.WebHome" </text:p>
            <text:p>                                          pattern="(\w+)" </text:p>
            <text:p>                                          format="$1"  </text:p>
            <text:p>                                          separator=","</text:p>
            <text:p>                                        }%)  )" }%</text:p>
            <text:p>&lt;verbatim&gt;{{copy}}</text:p>
            <text:p/>
            <text:p>_COUNTSTR_ now takes the last element in the list as the string to count and counts the occurrences of that string in the remainder of the list.</text:p>
            <text:p>There are none!</text:p>
            <text:p/>
            <text:p>There are other ways of using _EXTRACT_ to achieve the same result. The following maps all words to a single character and returns the length of the string.</text:p>
            <text:p>&lt;verbatim&gt;</text:p>
            <text:p>%CALCULATE{ "$LENGTH( %EXTRACT{ </text:p>
            <text:p>                                          topic="System.WebHome" </text:p>
            <text:p>                                          pattern="(\w+)" </text:p>
            <text:p>                                          format="A"  </text:p>
            <text:p>                      }%)" }%</text:p>
            <text:p>&lt;verbatim&gt;{{copy}}</text:p>
            <text:p/>
            <text:p>As an exercise: Use _EXTRACT_ and _CALCULATE_ to count:</text:p>
            <text:p>   * the number of characters in a topic</text:p>
            <text:p>   * the number of non-blank characters ina topic</text:p>
            <text:p>   * the number of lines in a topic</text:p>
            <text:p/>
            <text:p>---+++ Answer</text:p>
            <text:p>Copy the answer topic to the Sandbox web: &lt;code&gt;tar xvzf SolutionExtensions.tgz --wildcards -C /var/www/foswiki/data/Sandbox/ SolutionExtensionsStep3*&lt;/code&gt;{{execute}}</text:p>
            <text:p>and inspect solution page:</text:p>
            <text:p/>
            <text:p>   * [[%KATACODAHOST%/foswiki/Sandbox/SolutionExtentensionsStep3][Sandbox.SolutionExtentensionsStep3]]</text:p>
          </table:table-cell>
        </table:table-row>
        <table:table-row table:style-name="ro6">
          <table:table-cell office:value-type="string" calcext:value-type="string">
            <text:p>ScenarioStep04</text:p>
          </table:table-cell>
          <table:table-cell office:value-type="string" calcext:value-type="string">
            <text:p>step04</text:p>
          </table:table-cell>
          <table:table-cell office:value-type="string" calcext:value-type="string">
            <text:p>ScenarioStep04</text:p>
          </table:table-cell>
          <table:table-cell office:value-type="string" calcext:value-type="string">
            <text:p>WebHome</text:p>
          </table:table-cell>
          <table:table-cell office:value-type="string" calcext:value-type="string">
            <text:p>Comment plugin</text:p>
          </table:table-cell>
          <table:table-cell table:style-name="ce1" office:value-type="string" calcext:value-type="string">
            <text:p><text:a xlink:href="http://cdl/devwiki/bin/edit/KatacodaCourses/Foswiki1/Macros/ScenarioStepType?topicparent=KatacodaCourses/Foswiki1/Macros.ScenarioStep04" xlink:type="simple">ScenarioStepType</text:a>, <text:a xlink:href="http://cdl/devwiki/bin/edit/KatacodaCourses/Foswiki1/Macros/ApplicationTopic?topicparent=KatacodaCourses/Foswiki1/Macros.ScenarioStep04" xlink:type="simple">ApplicationTopic</text:a>, <text:a xlink:href="http://cdl/devwiki/bin/edit/KatacodaCourses/Foswiki1/Macros/WikiTopic?topicparent=KatacodaCourses/Foswiki1/Macros.ScenarioStep04" xlink:type="simple">WikiTopic</text:a> </text:p>
          </table:table-cell>
          <table:table-cell table:style-name="ce1" office:value-type="string" calcext:value-type="string">
            <text:p>Applications/KatacodaApp.ScenarioStepType</text:p>
          </table:table-cell>
          <table:table-cell table:style-name="ce13" office:value-type="string" calcext:value-type="string">
            <text:p>---++ _CommentPlugin_</text:p>
            <text:p>The comment plugin provides a quick way to enter text in Foswiki, without going through an Edit/Save cycle. The simplest version of the use of the comment plugin is to add:</text:p>
            <text:p>&lt;verbatim&gt;</text:p>
            <text:p>%COMMENT%</text:p>
            <text:p>&lt;verbatim&gt;{{copy}}</text:p>
            <text:p>to the TML in Sandbox.ExtenstionsStep3 and after saving you are presented with a edit text box and an Add comment button.</text:p>
            <text:p/>
            <text:p>The comment plugin is more versatile than that. Its presentation as well as its output is controlled through templates. For instance:</text:p>
            <text:p>&lt;verbatim&gt;</text:p>
            <text:p>%COMMENT{type="table" button="Add" target="Sandbox.TestCommentPlugin" }%</text:p>
            <text:p>&lt;verbatim&gt;{{copy}}</text:p>
            <text:p>will add the comment as a wiki table entry in the _Sandbox.TestCommentPlugin_.</text:p>
            <text:p/>
            <text:p/>
            <text:p>The comment plugin uses the _comment.tmpl_ template file, which contains one line:</text:p>
            <text:p>`%TMPL:INCLUDE{CommentPlugin}%`</text:p>
            <text:p>The plugin looks for the _CommentPluginTemplate_ topic in the current web and, if not found, in the System web</text:p>
            <text:p>to define the presentation of the input (the PROMPT box) and the output.</text:p>
            <text:p>Different from the expansion of skin templates reads the template and emits text for every TMPL:P directive,</text:p>
            <text:p>the comment plugin starts the text generation with a specific definition.  </text:p>
            <text:p/>
            <text:p>For a particular _type_ the comment plugin will </text:p>
            <text:p>   * use the _PROMPT:type_ directive definition (_%TMPL:DEF{PROMPT:type}%_) to generate the input panel for the comment to replace the _%COMMENT{ ... }%_ macro</text:p>
            <text:p>   * use the _OUTPUT:type_ directive definition (_%TMPL:DEF{OUTPUT:type}%_) to generate the text to be inserted in the requested location</text:p>
            <text:p/>
            <text:p>The default entries in _System.CommentPluginTemplate_ are:</text:p>
            <text:p> </text:p>
            <text:p>*the PROMPT directive*</text:p>
            <text:p>&lt;code&gt;less -N -j 10 -p 'DEF\{PROMPT:table\}' /var/www/foswiki/data/System/CommentPluginTemplate.txt&lt;/code&gt;{{execute}}</text:p>
            <text:p/>
            <text:p/>
            <text:p>*the OUTPUT directive*</text:p>
            <text:p>&lt;code&gt;less -N -j 10 -p 'DEF\{OUTPUT:table\}' /var/www/foswiki/data/System/CommentPluginTemplate.txt&lt;/code&gt;{{execute}}</text:p>
            <text:p/>
            <text:p>Some observations on the templates:</text:p>
            <text:p>   * The _TMPL:DEF_ directives (like: _%TMPL:DEF{PROMPT:table}%_) do not quote the identyfier as in the skin templates we saw previously.</text:p>
            <text:p>    The quoted syntax (like: _%TMPL:DEF{ "PROMPT:table" }%_ works, and is preferred for consistency.</text:p>
            <text:p>   * The _PROMPT_ directive is a html form, presented in a TML table. It has _&amp;lt;label&gt;_ and _&amp;lt;input&gt;_ tags.</text:p>
            <text:p>      *  The _PROMPT_ directive does not define _&amp;lt;form&gt;&amp;lt;/form&gt;_ enclosing tags. These are automatically generated around the _PROMPT_.</text:p>
            <text:p>   * The _DISABLED_ macro will expand to &lt;code&gt;disabled="disabled"&lt;/code&gt; in the preview context</text:p>
            <text:p>   * Macros are expanded in the _PROMPT_ templates, as they are in skin templates</text:p>
            <text:p>   * The parameters are expanded in the template. For instance: &lt;code&gt;button="Add"&lt;/code&gt; will expand _%button|Add entry%_ to _Add_</text:p>
            <text:p>      *  if the button parameter is not provided _%button|Add entry%_ will expand to  _Add entry_</text:p>
            <text:p>   * User defined parameters will be expanded in the template. For instance: &lt;code&gt;myparameter="myvalue"&lt;/code&gt; will expand _%myparameter|mydefault%_ to _myvalue_</text:p>
            <text:p>      *  and _%myparameter|%_ to _myvalue_, but _%myparameter%_ will not expand and display as _%myparameter%_</text:p>
            <text:p>      *  This construct for expanding parameters and default values is limited to the comment plugin templates.</text:p>
            <text:p>   * The _OUTPUT_ directive supports a _POS:location_ macro to identify where the generated text is to be inserted in the target topic.</text:p>
            <text:p>      *  _location_ can be _TOP_ or _BOTTOM_ related to the target topic. Or _BEFORE_ or _AFTER_ related to the _%COMMENT{ ... }%_ macro.</text:p>
            <text:p>      *  The actual insertion is handled by the plugin code.</text:p>
            <text:p>   * Only a limited set of macros are expanded in the output template at the time the comment is made.</text:p>
            <text:p>    The remainder will be inserted in the comment and expanded when the comment is viewed.</text:p>
            <text:p/>
            <text:p>---+++ Answer</text:p>
            <text:p>Copy the answer topic to the Sandbox web: &lt;code&gt;tar xvzf SolutionExtensions.tgz --wildcards -C /var/www/foswiki/data/Sandbox/ SolutionExtensionsStep4*&lt;/code&gt;{{execute}}</text:p>
            <text:p>and inspect solution page:</text:p>
            <text:p/>
            <text:p>   * [[%KATACODAHOST%/foswiki/Sandbox/SolutionExtentensionsStep4][Sandbox.SolutionExtentensionsStep4]]</text:p>
            <text:p/>
          </table:table-cell>
        </table:table-row>
        <table:table-row table:style-name="ro7">
          <table:table-cell office:value-type="string" calcext:value-type="string">
            <text:p>ScenarioStep05</text:p>
          </table:table-cell>
          <table:table-cell office:value-type="string" calcext:value-type="string">
            <text:p>step05</text:p>
          </table:table-cell>
          <table:table-cell office:value-type="string" calcext:value-type="string">
            <text:p>ScenarioStep05</text:p>
          </table:table-cell>
          <table:table-cell office:value-type="string" calcext:value-type="string">
            <text:p>WebHome</text:p>
          </table:table-cell>
          <table:table-cell office:value-type="string" calcext:value-type="string">
            <text:p>References</text:p>
          </table:table-cell>
          <table:table-cell table:style-name="ce1" office:value-type="string" calcext:value-type="string">
            <text:p><text:a xlink:href="http://cdl/devwiki/bin/edit/KatacodaCourses/Foswiki1/Macros/ScenarioStepType?topicparent=KatacodaCourses/Foswiki1/Macros.ScenarioStep04" xlink:type="simple">ScenarioStepType</text:a>, <text:a xlink:href="http://cdl/devwiki/bin/edit/KatacodaCourses/Foswiki1/Macros/ApplicationTopic?topicparent=KatacodaCourses/Foswiki1/Macros.ScenarioStep04" xlink:type="simple">ApplicationTopic</text:a>, <text:a xlink:href="http://cdl/devwiki/bin/edit/KatacodaCourses/Foswiki1/Macros/WikiTopic?topicparent=KatacodaCourses/Foswiki1/Macros.ScenarioStep04" xlink:type="simple">WikiTopic</text:a> </text:p>
          </table:table-cell>
          <table:table-cell table:style-name="ce1" office:value-type="string" calcext:value-type="string">
            <text:p>Applications/KatacodaApp.ScenarioStepType</text:p>
          </table:table-cell>
          <table:table-cell table:style-name="ce13" office:value-type="string" calcext:value-type="string">
            <text:p>---++ _Conclusion_</text:p>
            <text:p>This summary illustrates how plugins use the standard Foswiki mechanisms to their own ends.</text:p>
            <text:p>They define internally how expansion of variables is arranged, how defaults are defined and handled and what macros are accepted as directives for the plugin behaviour.</text:p>
            <text:p>The summary only scratches the surface and you should carefully read the documentation for each plugin you plan to use. </text:p>
            <text:p/>
            <text:p>Refer to the documentation for details of the operation of the filter, spreadsheet and comment plugin.</text:p>
            <text:p/>
            <text:p>---++ _References_</text:p>
            <text:p>   * [[https://%KATACODAHOST$/foswiki/System/Contribs][Contribs]] for a description of Foswiki contributions</text:p>
            <text:p>   * [[https://%KATACODAHOST$/foswiki/System/InstalledPlugins][InstalledPlugins]] for the list of plugins installed on your site</text:p>
            <text:p>   * [[https://%KATACODAHOST$/foswiki/System/DevelopingPlugins][DevelopingPlugins]] for an introduction to the internals of plugins</text:p>
            <text:p>   * [[https://%KATACODAHOST$/foswiki/System/FilterPlugin][FilterPlugin]] for the full description of the filter plugin functionality.</text:p>
            <text:p>   * [[https://%KATACODAHOST$/foswiki/System/SpreadSheetPlugin][SpreadSheetPlugin]] for the full description of the spreadsheet plugin functionality.</text:p>
            <text:p>   * [[https://%KATACODAHOST$/foswiki/System/CommentPlugin][CommentPlugin]] for the full description of the comment plugin functionality.</text:p>
          </table:table-cell>
        </table:table-row>
        <table:table-row table:style-name="ro1" table:number-rows-repeated="104856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 table:print="false">
        <table:table-column table:style-name="co2" table:default-cell-style-name="Default"/>
        <table:table-row table:style-name="ro8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9">00/00/0000</text:date>, <text:time style:data-style-name="N2" text:time-value="15:25:16.8963200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m van Oosterhout</meta:initial-creator>
    <meta:creation-date>2021-05-23T21:04:13.18</meta:creation-date>
    <dc:date>2021-05-29T16:30:37.319121121</dc:date>
    <meta:editing-duration>PT43M35S</meta:editing-duration>
    <meta:editing-cycles>7</meta:editing-cycles>
    <meta:generator>LibreOffice/6.0.7.3$Linux_x86 LibreOffice_project/00m0$Build-3</meta:generator>
    <meta:document-statistic meta:table-count="3" meta:cell-count="64" meta:object-count="0"/>
  </office:meta>
</office:document-meta>
</file>